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ahoma_1.ttf" manifest:media-type="application/x-font-ttf"/>
  <manifest:file-entry manifest:full-path="Fonts/Font_PT_Astra_Serif_3.ttf" manifest:media-type="application/x-font-ttf"/>
  <manifest:file-entry manifest:full-path="Fonts/Font_PT_Astra_Serif_2.ttf" manifest:media-type="application/x-font-ttf"/>
  <manifest:file-entry manifest:full-path="Fonts/Font_PT_Astra_Serif_1.ttf" manifest:media-type="application/x-font-ttf"/>
  <manifest:file-entry manifest:full-path="Fonts/Font_PT_Astra_Sans_4.ttf" manifest:media-type="application/x-font-ttf"/>
  <manifest:file-entry manifest:full-path="Fonts/Font_Source_Code_Pro_Semibold_1.ttf" manifest:media-type="application/x-font-ttf"/>
  <manifest:file-entry manifest:full-path="Fonts/Font_PT_Astra_Sans_3.ttf" manifest:media-type="application/x-font-ttf"/>
  <manifest:file-entry manifest:full-path="Fonts/Font_PT_Astra_Sans_2.ttf" manifest:media-type="application/x-font-ttf"/>
  <manifest:file-entry manifest:full-path="Fonts/Font_Tahoma_2.ttf" manifest:media-type="application/x-font-ttf"/>
  <manifest:file-entry manifest:full-path="Fonts/Font_PT_Astra_Serif_4.ttf" manifest:media-type="application/x-font-ttf"/>
  <manifest:file-entry manifest:full-path="Fonts/Font_PT_Astra_Sans_1.ttf" manifest:media-type="application/x-font-ttf"/>
  <manifest:file-entry manifest:full-path="Fonts/Font_Lohit_Devanagari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3.ttf" xlink:type="simple" loext:font-style="italic" loext:font-weight="normal">
          <svg:font-face-format svg:string="truetype"/>
        </svg:font-face-uri>
        <svg:font-face-uri xlink:href="Fonts/Font_PT_Astra_Sans_4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7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283c" officeooo:paragraph-rsid="005e283c" style:font-size-asian="16pt" style:font-size-complex="16pt"/>
    </style:style>
    <style:style style:name="P19" style:family="paragraph" style:parent-style-name="List_20_Paragraph">
      <loext:graphic-properties draw:fill="none"/>
      <style:paragraph-properties fo:margin-left="0.801cm" fo:margin-right="0cm" fo:margin-top="0cm" fo:margin-bottom="0cm" style:contextual-spacing="true" fo:text-align="center" style:justify-single-word="false" fo:orphans="2" fo:widows="2" fo:text-indent="-0.6cm" style:auto-text-indent="false" fo:background-color="transparent" style:writing-mode="lr-tb"/>
      <style:text-properties style:font-name="PT Astra Serif2" fo:font-size="20.7999992370605pt" fo:font-weight="bold" officeooo:rsid="004a53ab" officeooo:paragraph-rsid="005e283c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0" style:family="paragraph" style:parent-style-name="Footnote">
      <style:text-properties officeooo:rsid="0072cdcf" officeooo:paragraph-rsid="0072cdcf"/>
    </style:style>
    <style:style style:name="P21" style:family="paragraph" style:parent-style-name="Text_20_body">
      <style:text-properties officeooo:rsid="00681159" officeooo:paragraph-rsid="00681159"/>
    </style:style>
    <style:style style:name="P22" style:family="paragraph" style:parent-style-name="Text_20_body">
      <style:text-properties officeooo:paragraph-rsid="006dc3bd"/>
    </style:style>
    <style:style style:name="P23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4" style:family="paragraph" style:parent-style-name="Heading_20_2">
      <style:text-properties officeooo:rsid="00699b26" officeooo:paragraph-rsid="00699b26"/>
    </style:style>
    <style:style style:name="P25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6" style:family="paragraph" style:parent-style-name="Text_20_body">
      <style:paragraph-properties fo:text-align="justify" style:justify-single-word="false"/>
      <style:text-properties officeooo:paragraph-rsid="007a5131"/>
    </style:style>
    <style:style style:name="P27" style:family="paragraph" style:parent-style-name="Text_20_body" style:list-style-name="L1">
      <style:paragraph-properties fo:text-align="justify" style:justify-single-word="false"/>
      <style:text-properties officeooo:paragraph-rsid="007a5131"/>
    </style:style>
    <style:style style:name="P28" style:family="paragraph" style:parent-style-name="Text_20_body" style:master-page-name="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rsid="00681159" officeooo:paragraph-rsid="00681159"/>
    </style:style>
    <style:style style:name="P29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0681159" officeooo:paragraph-rsid="00681159"/>
    </style:style>
    <style:style style:name="P30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Source Code Pro Semibold" fo:font-size="12pt" fo:language="ru" fo:country="RU" officeooo:rsid="00681159" officeooo:paragraph-rsid="00681159" style:font-size-asian="12pt" style:font-size-complex="12pt"/>
    </style:style>
    <style:style style:name="P31" style:family="paragraph" style:parent-style-name="Мой_20_код" style:list-style-name="Нумерация_20_кода">
      <style:text-properties officeooo:paragraph-rsid="00699b26"/>
    </style:style>
    <style:style style:name="P3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99b26" fo:background-color="transparent"/>
    </style:style>
    <style:style style:name="P3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paragraph-rsid="00699b26" fo:background-color="transparent"/>
    </style:style>
    <style:style style:name="T1" style:family="text">
      <style:text-properties officeooo:rsid="00160dc7"/>
    </style:style>
    <style:style style:name="T2" style:family="text">
      <style:text-properties officeooo:rsid="00328e42"/>
    </style:style>
    <style:style style:name="T3" style:family="text">
      <style:text-properties officeooo:rsid="0039b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4a53ab"/>
    </style:style>
    <style:style style:name="T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581175"/>
    </style:style>
    <style:style style:name="T10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1" style:family="text">
      <style:text-properties officeooo:rsid="005c2ed8"/>
    </style:style>
    <style:style style:name="T12" style:family="text">
      <style:text-properties officeooo:rsid="005e283c"/>
    </style:style>
    <style:style style:name="T13" style:family="text">
      <style:text-properties officeooo:rsid="005ec9a5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5ec9a5"/>
    </style:style>
    <style:style style:name="T16" style:family="text">
      <style:text-properties fo:language="en" fo:country="US" officeooo:rsid="00681159"/>
    </style:style>
    <style:style style:name="T17" style:family="text">
      <style:text-properties fo:language="en" fo:country="US" officeooo:rsid="006dc3bd"/>
    </style:style>
    <style:style style:name="T18" style:family="text">
      <style:text-properties fo:language="en" fo:country="US" officeooo:rsid="0074e58b"/>
    </style:style>
    <style:style style:name="T19" style:family="text">
      <style:text-properties fo:language="en" fo:country="US" officeooo:rsid="00710e12"/>
    </style:style>
    <style:style style:name="T20" style:family="text">
      <style:text-properties fo:language="en" fo:country="US" officeooo:rsid="0076597a"/>
    </style:style>
    <style:style style:name="T21" style:family="text">
      <style:text-properties fo:language="en" fo:country="US" officeooo:rsid="007a5131"/>
    </style:style>
    <style:style style:name="T22" style:family="text">
      <style:text-properties fo:language="ru" fo:country="RU"/>
    </style:style>
    <style:style style:name="T23" style:family="text">
      <style:text-properties fo:language="ru" fo:country="RU" officeooo:rsid="005ec9a5"/>
    </style:style>
    <style:style style:name="T24" style:family="text">
      <style:text-properties fo:language="ru" fo:country="RU" officeooo:rsid="0061f2a7"/>
    </style:style>
    <style:style style:name="T25" style:family="text">
      <style:text-properties fo:language="ru" fo:country="RU" officeooo:rsid="006249dd"/>
    </style:style>
    <style:style style:name="T26" style:family="text">
      <style:text-properties fo:language="ru" fo:country="RU" officeooo:rsid="00681159"/>
    </style:style>
    <style:style style:name="T27" style:family="text">
      <style:text-properties fo:language="ru" fo:country="RU" officeooo:rsid="006dc3bd"/>
    </style:style>
    <style:style style:name="T28" style:family="text">
      <style:text-properties fo:language="ru" fo:country="RU" officeooo:rsid="00710e12"/>
    </style:style>
    <style:style style:name="T29" style:family="text">
      <style:text-properties officeooo:rsid="006357f7"/>
    </style:style>
    <style:style style:name="T30" style:family="text">
      <style:text-properties officeooo:rsid="00664dc1"/>
    </style:style>
    <style:style style:name="T31" style:family="text">
      <style:text-properties style:font-name="Source Code Pro Semibold" fo:font-size="12pt" fo:language="ru" fo:country="RU" style:font-size-asian="12pt" style:font-size-complex="12pt"/>
    </style:style>
    <style:style style:name="T32" style:family="text">
      <style:text-properties fo:color="#007020" loext:opacity="100%" fo:font-weight="bold"/>
    </style:style>
    <style:style style:name="T33" style:family="text">
      <style:text-properties fo:color="#bbbbbb" loext:opacity="100%"/>
    </style:style>
    <style:style style:name="T34" style:family="text">
      <style:text-properties fo:color="#bbbbbb" loext:opacity="100%" fo:font-style="normal" style:text-underline-style="none" fo:font-weight="normal"/>
    </style:style>
    <style:style style:name="T35" style:family="text">
      <style:text-properties fo:color="#902000" loext:opacity="100%"/>
    </style:style>
    <style:style style:name="T36" style:family="text">
      <style:text-properties fo:color="#06287e" loext:opacity="100%"/>
    </style:style>
    <style:style style:name="T37" style:family="text">
      <style:text-properties fo:color="#000000" loext:opacity="100%"/>
    </style:style>
    <style:style style:name="T38" style:family="text">
      <style:text-properties fo:color="#666666" loext:opacity="100%"/>
    </style:style>
    <style:style style:name="T39" style:family="text">
      <style:text-properties fo:color="#40a070" loext:opacity="100%"/>
    </style:style>
    <style:style style:name="T40" style:family="text">
      <style:text-properties fo:color="#40a070" loext:opacity="100%" officeooo:rsid="006848a1"/>
    </style:style>
    <style:style style:name="T41" style:family="text">
      <style:text-properties fo:color="#40a070" loext:opacity="100%" officeooo:rsid="00782dd4"/>
    </style:style>
    <style:style style:name="T42" style:family="text">
      <style:text-properties officeooo:rsid="00699b26"/>
    </style:style>
    <style:style style:name="T43" style:family="text">
      <style:text-properties fo:color="#4070a0" loext:opacity="100%"/>
    </style:style>
    <style:style style:name="T44" style:family="text">
      <style:text-properties officeooo:rsid="00710e12"/>
    </style:style>
    <style:style style:name="T45" style:family="text">
      <style:text-properties officeooo:rsid="0074a40a"/>
    </style:style>
    <style:style style:name="T46" style:family="text">
      <style:text-properties officeooo:rsid="0076597a"/>
    </style:style>
    <style:style style:name="T47" style:family="text">
      <style:text-properties officeooo:rsid="007a5131"/>
    </style:style>
    <style:style style:name="T48" style:family="text">
      <style:text-properties style:font-name="Source Code Pro Semibold" fo:language="en" fo:country="US"/>
    </style:style>
    <style:style style:name="T49" style:family="text">
      <style:text-properties style:font-name="Source Code Pro Semibold" fo:font-size="11pt" fo:language="en" fo:country="US" style:font-size-asian="11pt" style:font-size-complex="11pt"/>
    </style:style>
    <style:style style:name="T50" style:family="text">
      <style:text-properties style:font-name="Source Code Pro Semibold" fo:font-size="12pt" fo:language="en" fo:country="US" style:font-size-asian="12pt" style:font-size-complex="12pt"/>
    </style:style>
    <style:style style:name="T51" style:family="text">
      <style:text-properties style:font-name="Source Code Pro Semibold" fo:font-size="12pt" fo:language="ru" fo:country="RU" style:font-size-asian="12pt" style:font-size-complex="12pt"/>
    </style:style>
    <style:style style:name="T52" style:family="text">
      <style:text-properties style:font-name="Source Code Pro Semibold" fo:language="ru" fo:country="RU"/>
    </style:style>
    <style:style style:name="T53" style:family="text">
      <style:text-properties officeooo:rsid="006c8a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5">Министерство образования, науки и молодежной политики</text:p>
      <text:p text:style-name="P6">Краснодарского <text:s/>края</text:p>
      <text:p text:style-name="P17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0"/></text:span></text:p>
      <text:p text:style-name="P2"/>
      <text:p text:style-name="P2"/>
      <text:p text:style-name="P14"/>
      <text:p text:style-name="P18">СИСТЕМНОЕ ПРОГРАММИРОВАНИЕ</text:p>
      <text:p text:style-name="P15"/>
      <text:p text:style-name="P15"/>
      <text:p text:style-name="P12">ЛАБОРАТОРНАЯ РАБОТА №<text:span text:style-name="T12">1</text:span></text:p>
      <text:p text:style-name="P3">по теме:</text:p>
      <text:p text:style-name="P19">Использование потоков</text:p>
      <text:p text:style-name="Заголовок_20_2_20_титул"/>
      <text:p text:style-name="Заголовок_20_2_20_титул"/>
      <text:p text:style-name="P8"><text:span text:style-name="T4">Выполн</text:span><text:span text:style-name="T5">ил:</text:span><text:span text:style-name="T2"> </text:span></text:p>
      <text:p text:style-name="P8"><text:span text:style-name="T3">студент ЕПК,</text:span> <text:span text:style-name="T3">группа</text:span> </text:p>
      <text:p text:style-name="P10">ФИО</text:p>
      <text:p text:style-name="P9"/>
      <text:p text:style-name="P13"><text:span text:style-name="T3">Проверил</text:span>:</text:p>
      <text:p text:style-name="P7"><text:span text:style-name="T3">преподаватель</text:span><text:span text:style-name="T1"> </text:span><text:span text:style-name="T6">(</text:span><text:span text:style-name="Emphasis"><text:span text:style-name="T9">указать</text:span></text:span><text:span text:style-name="T9"> </text:span><text:span text:style-name="Emphasis"><text:span text:style-name="T11">наименование дисциплины</text:span></text:span><text:span text:style-name="T6">)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16"><text:span text:style-name="Emphasis"/></text:p>
      <text:p text:style-name="P5"/>
      <text:p text:style-name="P5">Ейск <text:span text:style-name="T29">2024</text:span></text:p>
      <text:h text:style-name="P23" text:outline-level="2"><text:span text:style-name="T8">1 </text:span><text:span text:style-name="T7">Постановка задачи</text:span></text:h>
      <text:p text:style-name="Text_20_body"><text:tab/>В данной работе необходимо показать умение использовать возможност<text:span text:style-name="T44">и</text:span> класс<text:span text:style-name="T44">а</text:span> <text:span text:style-name="T14">Task </text:span>для создания приложений <text:span text:style-name="T13">эффективно</text:span> <text:span text:style-name="T30">выполняющих вычислительные задачи высокой сложности</text:span><text:span text:style-name="T13">.</text:span></text:p>
      <text:p text:style-name="P26"><text:tab/>В основе решения данной задачи лежит рекурсивный алгоритм. Необходимо составить программу <text:span text:style-name="T46">решающую задачу</text:span> в ООП-<text:span text:style-name="T46">стиле</text:span>, которая, <text:span text:style-name="T47">для создания задачи,</text:span> использует <text:span text:style-name="T47">следующие инструменты</text:span> класс<text:span text:style-name="T44">а</text:span> <text:span text:style-name="T14">Task </text:span><text:span text:style-name="T21">(по вариантам):</text:span></text:p>
      <text:list text:style-name="L1">
        <text:list-item>
          <text:p text:style-name="P27"><text:span text:style-name="T14"><text:s/></text:span><text:span text:style-name="T50">Task&lt;T&gt;;</text:span></text:p>
        </text:list-item>
        <text:list-item>
          <text:p text:style-name="P27"><text:span text:style-name="T14"><text:s/></text:span><text:span text:style-name="T50">Task.Factory.StartNew&lt;T&gt;;</text:span></text:p>
        </text:list-item>
        <text:list-item>
          <text:p text:style-name="P27"><text:span text:style-name="T14"><text:s/></text:span><text:span text:style-name="T50">Task.Run&lt;T&gt;.</text:span></text:p>
        </text:list-item>
      </text:list>
      <text:p text:style-name="P26"><text:span text:style-name="T14"><text:tab/>Программа должна выводить вычисляемое значение и время выполнения задачи </text:span><text:span text:style-name="T16">в миллисекундах</text:span><text:span text:style-name="T14"> </text:span><text:span text:style-name="T16">(замер производительности участков кода)</text:span><text:span text:style-name="T14">. </text:span><text:span text:style-name="T20">Необходимо с</text:span><text:span text:style-name="T18">равнить производительность кода без и с использованием класс</text:span><text:span text:style-name="T19">а</text:span><text:span text:style-name="T18"> Task. </text:span></text:p>
      <text:p text:style-name="P22"><text:span text:style-name="T15"><text:tab/></text:span><text:span text:style-name="T23">Работа должна включать </text:span><text:span text:style-name="T25">краткое введение с кратким описанием используемых классов, </text:span><text:span text:style-name="T28">описание вычисляемой задачи (рекурсивного алгоритма)</text:span><text:span text:style-name="T26">,</text:span><text:span text:style-name="T25"> описание входных, выходных и промежуточных данных программы </text:span><text:span text:style-name="T26">(по классам)</text:span><text:span text:style-name="T25">, </text:span><text:span text:style-name="T27">подробное описание всех используемых функций класс</text:span><text:span text:style-name="T28">а </text:span><text:span text:style-name="T17">Task,</text:span><text:span text:style-name="T23"> листинг</text:span><text:span text:style-name="T26">и</text:span><text:span text:style-name="T23"> (с нумера</text:span><text:span text:style-name="T24">ц</text:span><text:span text:style-name="T23">ией и табуляцией блоков) </text:span><text:span text:style-name="T26">классов</text:span><text:span text:style-name="T23">, демостраци</text:span><text:span text:style-name="T25">ю</text:span><text:span text:style-name="T23"> консольного вывода, таблицу замеров производительности </text:span><text:span text:style-name="T26">(сравнительный анализ используемых методов)</text:span><text:span text:style-name="T23">, вывод </text:span><text:span text:style-name="T26">по работе</text:span><text:span text:style-name="T23">.</text:span></text:p>
      <text:h text:style-name="Heading_20_2" text:outline-level="2"><text:span text:style-name="T23">2 </text:span><text:span text:style-name="T22">Рекурсивный алгоритм</text:span></text:h>
      <text:p text:style-name="P28"><text:span text:style-name="T22">Алгоритм вычисления функции </text:span><text:span text:style-name="T31">F(n)</text:span><text:span text:style-name="T22"> задан <text:s/>следующими соотношениями: <text:s text:c="23"/></text:span><text:span text:style-name="T31">F(n) = <text:s/>n + 3, при n &lt;= 18 <text:s/></text:span></text:p>
      <text:p text:style-name="P30">F(n) = (n // 3) · F(n // 3) + n – 12, при n &gt; 18, кратных 3 <text:s/></text:p>
      <text:p text:style-name="P29"><text:span text:style-name="T31">F(n) = F(n–1) + n · n + 5, при n &gt; 18, <text:s/>не кратных 3 </text:span><text:span text:style-name="T22"><text:s/></text:span></text:p>
      <text:p text:style-name="P21"><text:span text:style-name="T22">Определите количество натуральных значений n из <text:s/>отрезка </text:span><text:span text:style-name="T31">[1; 800]</text:span><text:span text:style-name="T31"><text:note text:id="ftn1" text:note-class="footnote"><text:note-citation>1</text:note-citation><text:note-body><text:p text:style-name="P20">Необходимо производить замеры с изменяемой границей отрезка: от 800 до 10000000</text:p></text:note-body></text:note></text:span><text:span text:style-name="T22">, для которых <text:s text:c="19"/>все цифры значения </text:span><text:span text:style-name="T31">F(n)</text:span><text:span text:style-name="T22"> чётные.</text:span></text:p>
      <text:h text:style-name="Heading_20_2" text:outline-level="2">3 Реализация <text:span text:style-name="T42">рекурсии</text:span></text:h>
      <text:list xml:id="list563080048" text:style-name="Нумерация_20_кода">
        <text:list-item>
          <text:p text:style-name="P32"><text:span text:style-name="T32">static</text:span><text:span text:style-name="T33"> </text:span><text:span text:style-name="T35">ulong</text:span><text:span text:style-name="T33"> </text:span><text:span text:style-name="T36">Rec</text:span><text:span text:style-name="T37">(</text:span><text:span text:style-name="T35">ulong</text:span><text:span text:style-name="T33"> </text:span><text:span text:style-name="T37">x){</text:span></text:p>
        </text:list-item>
        <text:list-item>
          <text:p text:style-name="P32"><text:span text:style-name="T33"><text:s text:c="4"/></text:span><text:span text:style-name="T32">if</text:span><text:span text:style-name="T37">(x</text:span><text:span text:style-name="T33"> </text:span><text:span text:style-name="T38">&lt;=</text:span><text:span text:style-name="T33"> </text:span><text:span text:style-name="T39">18</text:span><text:span text:style-name="T37">)</text:span></text:p>
        </text:list-item>
        <text:list-item>
          <text:p text:style-name="P32"><text:soft-page-break/><text:span text:style-name="T33"><text:s text:c="8"/></text:span><text:span text:style-name="T32">return</text:span><text:span text:style-name="T33"> </text:span><text:span text:style-name="T37">x</text:span><text:span text:style-name="T33"> </text:span><text:span text:style-name="T38">+</text:span><text:span text:style-name="T33"> </text:span><text:span text:style-name="T39">3</text:span><text:span text:style-name="T37">;</text:span></text:p>
        </text:list-item>
        <text:list-item>
          <text:p text:style-name="P32"><text:span text:style-name="T33"><text:s text:c="4"/></text:span><text:span text:style-name="T32">else</text:span><text:span text:style-name="T33"> </text:span><text:span text:style-name="T36">if</text:span><text:span text:style-name="T37">(x</text:span><text:span text:style-name="T33"> </text:span><text:span text:style-name="T38">&gt;</text:span><text:span text:style-name="T33"> </text:span><text:span text:style-name="T39">18</text:span><text:span text:style-name="T33"> </text:span><text:span text:style-name="T38">&amp;&amp;</text:span><text:span text:style-name="T33"> </text:span><text:span text:style-name="T37">x</text:span><text:span text:style-name="T33"> </text:span><text:span text:style-name="T38">%</text:span><text:span text:style-name="T33"> </text:span><text:span text:style-name="T39">3</text:span><text:span text:style-name="T33"> </text:span><text:span text:style-name="T38">==</text:span><text:span text:style-name="T33"> </text:span><text:span text:style-name="T39">0</text:span><text:span text:style-name="T37">)</text:span></text:p>
        </text:list-item>
        <text:list-item>
          <text:p text:style-name="P32"><text:span text:style-name="T33"><text:s text:c="8"/></text:span><text:span text:style-name="T32">return</text:span><text:span text:style-name="T33"> </text:span><text:span text:style-name="T37">x</text:span><text:span text:style-name="T33"> </text:span><text:span text:style-name="T38">/</text:span><text:span text:style-name="T33"> </text:span><text:span text:style-name="T39">3</text:span><text:span text:style-name="T33"> </text:span><text:span text:style-name="T38">*</text:span><text:span text:style-name="T33"> </text:span><text:span text:style-name="T37">Rec(x</text:span><text:span text:style-name="T33"> </text:span><text:span text:style-name="T38">/</text:span><text:span text:style-name="T33"> </text:span><text:span text:style-name="T39">3</text:span><text:span text:style-name="T37">)</text:span><text:span text:style-name="T33"> </text:span><text:span text:style-name="T38">+</text:span><text:span text:style-name="T33"> </text:span><text:span text:style-name="T37">x</text:span><text:span text:style-name="T33"> </text:span><text:span text:style-name="T38">-</text:span><text:span text:style-name="T33"> </text:span><text:span text:style-name="T39">12</text:span><text:span text:style-name="T37">;</text:span></text:p>
        </text:list-item>
        <text:list-item>
          <text:p text:style-name="P32"><text:span text:style-name="T33"><text:s text:c="4"/></text:span><text:span text:style-name="T32">else</text:span></text:p>
        </text:list-item>
        <text:list-item>
          <text:p text:style-name="P32"><text:span text:style-name="T33"><text:s text:c="8"/></text:span><text:span text:style-name="T32">return</text:span><text:span text:style-name="T33"> </text:span><text:span text:style-name="T36">Rec</text:span><text:span text:style-name="T37">(x</text:span><text:span text:style-name="T33"> </text:span><text:span text:style-name="T38">-</text:span><text:span text:style-name="T33"> </text:span><text:span text:style-name="T39">1</text:span><text:span text:style-name="T37">)</text:span><text:span text:style-name="T33"> </text:span><text:span text:style-name="T38">+</text:span><text:span text:style-name="T33"> </text:span><text:span text:style-name="T37">x</text:span><text:span text:style-name="T33"> </text:span><text:span text:style-name="T38">*</text:span><text:span text:style-name="T33"> </text:span><text:span text:style-name="T37">x</text:span><text:span text:style-name="T33"> </text:span><text:span text:style-name="T38">+</text:span><text:span text:style-name="T33"> </text:span><text:span text:style-name="T39">5</text:span><text:span text:style-name="T37">;</text:span></text:p>
        </text:list-item>
        <text:list-item>
          <text:p text:style-name="P34">}<text:span text:style-name="T34"/></text:p>
        </text:list-item>
        <text:list-item>
          <text:p text:style-name="P32"><text:span text:style-name="T32">static</text:span><text:span text:style-name="T33"> </text:span><text:span text:style-name="T35">ulong</text:span><text:span text:style-name="T33"> </text:span><text:span text:style-name="T36">RecSum</text:span><text:span text:style-name="T37">()</text:span><text:span text:style-name="T33"> </text:span><text:span text:style-name="T37">{</text:span></text:p>
        </text:list-item>
        <text:list-item>
          <text:p text:style-name="P32"><text:span text:style-name="T33"><text:s text:c="4"/></text:span><text:span text:style-name="T35">ulong</text:span><text:span text:style-name="T33"> </text:span><text:span text:style-name="T37">k</text:span><text:span text:style-name="T33"> </text:span><text:span text:style-name="T38">=</text:span><text:span text:style-name="T33"> </text:span><text:span text:style-name="T39">0</text:span><text:span text:style-name="T37">;</text:span></text:p>
        </text:list-item>
        <text:list-item>
          <text:p text:style-name="P32"><text:span text:style-name="T33"><text:s text:c="4"/></text:span><text:span text:style-name="T32">for</text:span><text:span text:style-name="T33"> </text:span><text:span text:style-name="T37">(</text:span><text:span text:style-name="T35">ulong</text:span><text:span text:style-name="T33"> </text:span><text:span text:style-name="T37">i</text:span><text:span text:style-name="T33"> </text:span><text:span text:style-name="T38">=</text:span><text:span text:style-name="T33"> </text:span><text:span text:style-name="T39">1</text:span><text:span text:style-name="T37">;</text:span><text:span text:style-name="T33"> </text:span><text:span text:style-name="T37">i</text:span><text:span text:style-name="T33"> </text:span><text:span text:style-name="T38">&lt;=</text:span><text:span text:style-name="T33"> </text:span><text:span text:style-name="T41">1000000</text:span><text:span text:style-name="T40">0</text:span><text:span text:style-name="T37">;</text:span><text:span text:style-name="T33"> </text:span><text:span text:style-name="T37">i</text:span><text:span text:style-name="T38">++</text:span><text:span text:style-name="T37">)</text:span><text:span text:style-name="T33"> </text:span><text:span text:style-name="T37">{</text:span></text:p>
        </text:list-item>
        <text:list-item>
          <text:p text:style-name="P32"><text:span text:style-name="T33"><text:s text:c="8"/></text:span><text:span text:style-name="T35">bool</text:span><text:span text:style-name="T33"> </text:span><text:span text:style-name="T37">ch</text:span><text:span text:style-name="T33"> </text:span><text:span text:style-name="T38">=</text:span><text:span text:style-name="T33"> </text:span><text:span text:style-name="T32">true</text:span><text:span text:style-name="T37">;</text:span></text:p>
        </text:list-item>
        <text:list-item>
          <text:p text:style-name="P32"><text:span text:style-name="T33"><text:s text:c="8"/></text:span><text:span text:style-name="T35">ulong</text:span><text:span text:style-name="T33"> </text:span><text:span text:style-name="T37">a</text:span><text:span text:style-name="T33"> </text:span><text:span text:style-name="T38">=</text:span><text:span text:style-name="T33"> </text:span><text:span text:style-name="T37">Rec(i);</text:span></text:p>
        </text:list-item>
        <text:list-item>
          <text:p text:style-name="P32"><text:span text:style-name="T33"><text:s text:c="8"/></text:span><text:span text:style-name="T32">while</text:span><text:span text:style-name="T33"> </text:span><text:span text:style-name="T37">(a</text:span><text:span text:style-name="T33"> </text:span><text:span text:style-name="T38">!=</text:span><text:span text:style-name="T33"> </text:span><text:span text:style-name="T39">0</text:span><text:span text:style-name="T37">)</text:span><text:span text:style-name="T33"> </text:span><text:span text:style-name="T37">{</text:span></text:p>
        </text:list-item>
        <text:list-item>
          <text:p text:style-name="P32"><text:span text:style-name="T33"><text:s text:c="12"/></text:span><text:span text:style-name="T32">if</text:span><text:span text:style-name="T33"> </text:span><text:span text:style-name="T37">(a</text:span><text:span text:style-name="T33"> </text:span><text:span text:style-name="T38">%</text:span><text:span text:style-name="T33"> </text:span><text:span text:style-name="T39">2</text:span><text:span text:style-name="T33"> </text:span><text:span text:style-name="T38">==</text:span><text:span text:style-name="T33"> </text:span><text:span text:style-name="T39">0</text:span><text:span text:style-name="T37">)</text:span><text:span text:style-name="T33"> </text:span><text:span text:style-name="T37">{</text:span></text:p>
        </text:list-item>
        <text:list-item>
          <text:p text:style-name="P32"><text:span text:style-name="T33"><text:s text:c="16"/></text:span><text:span text:style-name="T37">a</text:span><text:span text:style-name="T33"> </text:span><text:span text:style-name="T38">/=</text:span><text:span text:style-name="T33"> </text:span><text:span text:style-name="T39">10</text:span><text:span text:style-name="T37">;</text:span></text:p>
        </text:list-item>
        <text:list-item>
          <text:p text:style-name="P32"><text:span text:style-name="T33"><text:s text:c="12"/></text:span><text:span text:style-name="T37">}</text:span><text:span text:style-name="T33"> </text:span><text:span text:style-name="T32">else</text:span><text:span text:style-name="T33"> </text:span><text:span text:style-name="T37">{</text:span></text:p>
        </text:list-item>
        <text:list-item>
          <text:p text:style-name="P32"><text:span text:style-name="T33"><text:s text:c="16"/></text:span><text:span text:style-name="T37">ch</text:span><text:span text:style-name="T33"> </text:span><text:span text:style-name="T38">=</text:span><text:span text:style-name="T33"> </text:span><text:span text:style-name="T32">false</text:span><text:span text:style-name="T37">;</text:span></text:p>
        </text:list-item>
        <text:list-item>
          <text:p text:style-name="P32"><text:span text:style-name="T33"><text:s text:c="16"/></text:span><text:span text:style-name="T32">break</text:span><text:span text:style-name="T37">;</text:span></text:p>
        </text:list-item>
        <text:list-item>
          <text:p text:style-name="P32"><text:span text:style-name="T33"><text:s text:c="12"/></text:span><text:span text:style-name="T37">}</text:span></text:p>
        </text:list-item>
        <text:list-item>
          <text:p text:style-name="P32"><text:span text:style-name="T33"><text:s text:c="9"/></text:span><text:span text:style-name="T37">}</text:span></text:p>
        </text:list-item>
        <text:list-item>
          <text:p text:style-name="P32"><text:span text:style-name="T33"><text:s text:c="9"/></text:span><text:span text:style-name="T32">if</text:span><text:span text:style-name="T33"> </text:span><text:span text:style-name="T37">(ch</text:span><text:span text:style-name="T33"> </text:span><text:span text:style-name="T38">==</text:span><text:span text:style-name="T33"> </text:span><text:span text:style-name="T32">true</text:span><text:span text:style-name="T37">)</text:span><text:span text:style-name="T33"> </text:span><text:span text:style-name="T37">k</text:span><text:span text:style-name="T38">++</text:span><text:span text:style-name="T37">;</text:span></text:p>
        </text:list-item>
        <text:list-item>
          <text:p text:style-name="P32"><text:span text:style-name="T33"><text:s text:c="4"/></text:span><text:span text:style-name="T37">}</text:span></text:p>
        </text:list-item>
        <text:list-item>
          <text:p text:style-name="P32"><text:span text:style-name="T33"><text:s text:c="4"/></text:span><text:span text:style-name="T32">return</text:span><text:span text:style-name="T33"> </text:span><text:span text:style-name="T37">k;</text:span></text:p>
        </text:list-item>
        <text:list-item>
          <text:p text:style-name="P34">}</text:p>
        </text:list-item>
      </text:list>
      <text:h text:style-name="P24" text:outline-level="2">4 <text:span text:style-name="T45">Создание Task и замер производительности</text:span></text:h>
      <text:list text:continue-numbering="true" text:style-name="Нумерация_20_кода">
        <text:list-item text:start-value="1">
          <text:p text:style-name="P33"><text:span text:style-name="T32">static</text:span><text:span text:style-name="T33"> </text:span><text:span text:style-name="T32">void</text:span><text:span text:style-name="T33"> </text:span><text:span text:style-name="T36">GetResult</text:span><text:span text:style-name="T37">()</text:span><text:span text:style-name="T33"> </text:span><text:span text:style-name="T37">{</text:span></text:p>
        </text:list-item>
        <text:list-item>
          <text:p text:style-name="P33"><text:span text:style-name="T33"><text:s text:c="4"/></text:span><text:span text:style-name="T35">var</text:span><text:span text:style-name="T33"> </text:span><text:span text:style-name="T37">TaskRec</text:span><text:span text:style-name="T33"> </text:span><text:span text:style-name="T38">=</text:span><text:span text:style-name="T33"> </text:span><text:span text:style-name="T32">new</text:span><text:span text:style-name="T33"> </text:span><text:span text:style-name="T37">Task</text:span><text:span text:style-name="T38">&lt;</text:span><text:span text:style-name="T35">ulong</text:span><text:span text:style-name="T38">&gt;</text:span><text:span text:style-name="T37">(()</text:span><text:span text:style-name="T33"> </text:span><text:span text:style-name="T38">=&gt;</text:span><text:span text:style-name="T33"> </text:span><text:span text:style-name="T37">RecSum());</text:span></text:p>
        </text:list-item>
        <text:list-item>
          <text:p text:style-name="P33"><text:span text:style-name="T33"><text:s text:c="4"/></text:span><text:span text:style-name="T37">TaskRec.Start();</text:span></text:p>
        </text:list-item>
        <text:list-item>
          <text:p text:style-name="P33"><text:span text:style-name="T33"><text:s text:c="4"/></text:span><text:span text:style-name="T37">Console.WriteLine(</text:span><text:span text:style-name="T43">$"Результат вычислений {TaskRec.Result}"</text:span><text:span text:style-name="T37">);</text:span><text:span text:style-name="T33"> <text:s text:c="3"/></text:span></text:p>
        </text:list-item>
        <text:list-item>
          <text:p text:style-name="P35">}<text:span text:style-name="T34"/></text:p>
        </text:list-item>
        <text:list-item>
          <text:p text:style-name="P33"><text:span text:style-name="T35">var</text:span><text:span text:style-name="T33"> </text:span><text:span text:style-name="T37">stopwatch</text:span><text:span text:style-name="T33"> </text:span><text:span text:style-name="T38">=</text:span><text:span text:style-name="T33"> </text:span><text:span text:style-name="T32">new</text:span><text:span text:style-name="T33"> </text:span><text:span text:style-name="T37">Stopwatch();</text:span></text:p>
        </text:list-item>
        <text:list-item>
          <text:p text:style-name="P35">stopwatch.Start();</text:p>
        </text:list-item>
        <text:list-item>
          <text:p text:style-name="P35">GetResult();</text:p>
        </text:list-item>
        <text:list-item>
          <text:p text:style-name="P33"><text:span text:style-name="T35">long</text:span><text:span text:style-name="T33"> </text:span><text:span text:style-name="T37">elapsedTime</text:span><text:span text:style-name="T33"> </text:span><text:span text:style-name="T38">=</text:span><text:span text:style-name="T33"> </text:span><text:span text:style-name="T37">stopwatch.ElapsedMilliseconds;</text:span></text:p>
        </text:list-item>
        <text:list-item>
          <text:p text:style-name="P31">Console.WriteLine($"Время выполнения: {elapsedTime} ms");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1:06:12.421000000</meta:creation-date>
    <meta:editing-duration>PT3H44M52S</meta:editing-duration>
    <meta:editing-cycles>23</meta:editing-cycles>
    <meta:generator>LibreOffice/24.2.5.2$Linux_X86_64 LibreOffice_project/420$Build-2</meta:generator>
    <dc:title>Реферат ГОСТ</dc:title>
    <dc:date>2024-09-11T09:07:32.935808288</dc:date>
    <meta:print-date>2024-09-11T00:20:13.464788517</meta:print-date>
    <meta:printed-by>Файлы PDF</meta:printed-by>
    <meta:document-statistic meta:table-count="0" meta:image-count="0" meta:object-count="0" meta:page-count="3" meta:paragraph-count="66" meta:word-count="433" meta:character-count="2971" meta:non-whitespace-character-count="2385"/>
  </office:meta>
</office:document-meta>
</file>